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26.292cm" fo:min-width="7.442cm"/>
    </style:style>
    <style:style style:name="gr3" style:family="graphic" style:parent-style-name="standard">
      <style:graphic-properties draw:textarea-horizontal-align="justify" draw:textarea-vertical-align="middle" draw:auto-grow-height="false" fo:min-height="6.068cm" fo:min-width="17.818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2.05cm" fo:min-width="1.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6" style:family="graphic" style:parent-style-name="standard">
      <style:graphic-properties draw:fill-color="#006600" draw:textarea-horizontal-align="justify" draw:textarea-vertical-align="middle" draw:auto-grow-height="false" fo:min-height="0.882cm" fo:min-width="0.7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33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66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2.8cm" svg:x="8.4cm" svg:y="1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cm" svg:height="27.4cm" svg:x="6.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9cm" svg:height="7cm" svg:x="1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3cm" svg:height="2.3cm" svg:x="9.3cm" svg:y="14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263cm" svg:height="0.962cm" svg:x="9.7cm" svg:y="15.3cm">
          <draw:text-box>
            <text:p>server</text:p>
          </draw:text-box>
        </draw:frame>
        <draw:custom-shape draw:style-name="gr6" draw:text-style-name="P4" draw:layer="layout" svg:width="1.8cm" svg:height="1.6cm" svg:x="9.5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8cm" svg:height="1.6cm" svg:x="9.5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8cm" svg:height="1.6cm" svg:x="9.5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8cm" svg:height="1.6cm" svg:x="17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051cm" svg:height="0.962cm" svg:x="7.3cm" svg:y="2.2cm">
          <draw:text-box>
            <text:p>Car 2</text:p>
          </draw:text-box>
        </draw:frame>
        <draw:frame draw:style-name="gr7" draw:text-style-name="P3" draw:layer="layout" svg:width="2.051cm" svg:height="0.962cm" svg:x="7.2cm" svg:y="26.7cm">
          <draw:text-box>
            <text:p>Car 3</text:p>
          </draw:text-box>
        </draw:frame>
        <draw:frame draw:style-name="gr7" draw:text-style-name="P3" draw:layer="layout" svg:width="2.051cm" svg:height="0.962cm" svg:x="17.1cm" svg:y="13.6cm">
          <draw:text-box>
            <text:p>Car 1</text:p>
          </draw:text-box>
        </draw:frame>
        <draw:frame draw:style-name="gr8" draw:text-style-name="P3" draw:layer="layout" svg:width="1.734cm" svg:height="0.962cm" svg:x="12.2cm" svg:y="2.2cm">
          <draw:text-box>
            <text:p>right</text:p>
          </draw:text-box>
        </draw:frame>
        <draw:frame draw:style-name="gr9" draw:text-style-name="P3" draw:layer="layout" svg:width="1.349cm" svg:height="0.962cm" svg:x="12cm" svg:y="25.3cm">
          <draw:text-box>
            <text:p>left</text:p>
          </draw:text-box>
        </draw:frame>
        <draw:frame draw:style-name="gr10" draw:text-style-name="P3" draw:layer="layout" svg:width="2.614cm" svg:height="0.962cm" svg:x="2.3cm" svg:y="16cm">
          <draw:text-box>
            <text:p>forward</text:p>
          </draw:text-box>
        </draw:frame>
        <draw:line draw:style-name="gr11" draw:text-style-name="P5" draw:layer="layout" svg:x1="10.4cm" svg:y1="4.3cm" svg:x2="10.4cm" svg:y2="13.1cm">
          <text:p/>
        </draw:line>
        <draw:line draw:style-name="gr11" draw:text-style-name="P5" draw:layer="layout" svg:x1="10.5cm" svg:y1="13.1cm" svg:x2="2.9cm" svg:y2="13.1cm">
          <text:p/>
        </draw:line>
        <draw:line draw:style-name="gr11" draw:text-style-name="P5" draw:layer="layout" svg:x1="16.5cm" svg:y1="15.7cm" svg:x2="2.9cm" svg:y2="15.6cm">
          <text:p/>
        </draw:line>
        <draw:line draw:style-name="gr11" draw:text-style-name="P5" draw:layer="layout" svg:x1="10.4cm" svg:y1="25.1cm" svg:x2="10.4cm" svg:y2="17.4cm">
          <text:p/>
        </draw:line>
        <draw:line draw:style-name="gr11" draw:text-style-name="P5" draw:layer="layout" svg:x1="10.4cm" svg:y1="17.6cm" svg:x2="18.2cm" svg:y2="1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6:07:35.481912808</meta:creation-date>
    <dc:date>2016-05-23T11:54:32.029245937</dc:date>
    <meta:editing-duration>PT6M44S</meta:editing-duration>
    <meta:editing-cycles>2</meta:editing-cycles>
    <meta:generator>LibreOffice/5.1.2.2$Linux_X86_64 LibreOffice_project/10m0$Build-2</meta:generator>
    <meta:document-statistic meta:object-count="20"/>
  </office:meta>
</office:document-meta>
</file>